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Heading_20_1">
      <style:paragraph-properties fo:margin-top="0cm" fo:margin-bottom="0cm" loext:contextual-spacing="false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a13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3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44"><text:span text:style-name="T26">17.06.2020 - Added chapters 7.0.x around the 3D view context menus</text:span></text:p>
      <text:p text:style-name="P44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<text:soft-page-break/>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<text:soft-page-break/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<text:soft-page-break/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<text:soft-page-break/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11M43S</meta:editing-duration>
    <meta:editing-cycles>204</meta:editing-cycles>
    <meta:generator>LibreOffice/6.3.2.2$Windows_X86_64 LibreOffice_project/98b30e735bda24bc04ab42594c85f7fd8be07b9c</meta:generator>
    <dc:date>2020-06-17T11:41:28.997000000</dc:date>
    <meta:document-statistic meta:table-count="1" meta:image-count="0" meta:object-count="0" meta:page-count="5" meta:paragraph-count="126" meta:word-count="1972" meta:character-count="11037" meta:non-whitespace-character-count="9181"/>
    <meta:template xlink:type="simple" xlink:actuate="onRequest" xlink:title="standard1cm" xlink:href="../../../../AppData/Roaming/LibreOffice/4/user/template/standard1cm.ott" meta:date="2016-03-28T18:47:57.125000000"/>
  </office:meta>
</office:document-meta>
</file>